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7.77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9.60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3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 Georgian" fo:font-size="36pt" fo:font-weight="bold" style:font-size-asian="36pt" style:font-size-complex="36pt"/>
    </style:style>
    <style:style style:name="T6" style:family="text">
      <style:text-properties style:font-name="Noto Sans Georgian" fo:font-size="40pt" fo:font-weight="bold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3" draw:layer="layout" svg:width="40cm" svg:height="18.021cm" svg:x="0cm" svg:y="66.563cm">
          <draw:text-box>
            <text:p text:style-name="P1"><text:span text:style-name="T2">~</text:span></text:p>
            <text:p text:style-name="P1"><text:span text:style-name="T2"><text:s text:c="22"/></text:span></text:p>
          </draw:text-box>
        </draw:frame>
        <draw:frame draw:style-name="gr5" draw:text-style-name="P6" draw:layer="layout" svg:width="39cm" svg:height="33.8cm" svg:x="0.5cm" svg:y="17.6cm">
          <draw:text-box>
            <text:p text:style-name="P4"><text:span text:style-name="T3">[Public Domain] unless otherwise noted.</text:span><text:span text:style-name="T3"><text:line-break/></text:span><text:span text:style-name="T4">Robert Leuschke: Great Vibes [OFL-1.1] | Martin Vacha: Roobert [CC-BY-4] |Vincent van Gogh: The Starry Night | NASA: Venus Globe | NASA and ESA: Eagle Nebula Pillars | 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[Usplash] | Blake Verdoorn: Bridge and waterfalls [Usplash] | Anders Ipsen: Waterfalls with trees [Usplash] | Jay Joshi: Yosemite Valley [Usplash] | Alexander Milo: Glymur Falls [Usplash] | Anna Saveleva: Glencoe valley [</text:span><text:span text:style-name="T3">Usplash] | Johannes S: Crank [CC-BY-3] |Mark Claus: Button [CC-BY-3] | Aurélien Dotpro: D Pad [CC-BY-3] | SAM Designs: Army Chevron [CC-BY-3] | Alzam: Tutorial [CC-BY-3] | Kenny: Smoke Particles [CC-0]</text:span></text:p>
            <text:p text:style-name="P5"><text:span text:style-name="T3"><text:s text:c="67"/></text:span></text:p>
          </draw:text-box>
        </draw:frame>
        <draw:frame draw:style-name="gr6" draw:text-style-name="P8" draw:layer="layout" svg:width="39.1cm" svg:height="19.851cm" svg:x="0.5cm" svg:y="53.758cm">
          <draw:text-box>
            <text:p text:style-name="P7"><text:span text:style-name="T4">Chaosportal: Cigarette Sizzle 01 [CC-0] | ztrees1: Whoosh [CC-BY-3] | empraetorius: Water Bottle Boing [CC-BY-4] | Pellepyb: Pop sound <text:s/>[CC-0] | </text:span><text:span text:style-name="T5">MATRIXXX_: Heavy Artillery Shot <text:s/>[CC-0] |</text:span><text:span text:style-name="T4">TheRandomSoundByte2637: Snare Drum Buzz and Cymbal [CC-BY-4] | chungus43A: 8-bit laser charging [CC-0] | Kraftaggregat: Rocks Thrown in Water <text:s/>[CC-0] | </text:span><text:span text:style-name="T5">guterton.wav: Cup Ding and Bowl Ding [CC-BY-4] | keweldog: Bird Chrips [CC-0] | AgusIvan: Water Falling [CC-0] |ADPCM-XQ [MIT]| sfx.me</text:span></text:p>
            <text:p text:style-name="P7"><text:span text:style-name="T6"><text:s text:c="173"/></text:span></text:p>
          </draw:text-box>
        </draw:frame>
        <draw:frame draw:style-name="gr7" draw:text-style-name="P9" draw:layer="layout" svg:width="40cm" svg:height="29.623cm" svg:x="0cm" svg:y="70.202cm">
          <draw:text-box>
            <text:p text:style-name="P4"><text:span text:style-name="T7">Uses Chipmunk2D Physics: Howling Moon Software </text:span><text:span text:style-name="T8">[MIT]</text:span><text:span text:style-name="T8"><text:line-break/></text:span><text:span text:style-name="T8"> <text:s text:c="3"/>Thanks to maximile for the initial Playdate integration</text:span></text:p>
            <text:p text:style-name="P4"><text:span text:style-name="T8">Uses Particle Sizzler: Tomás Franco</text:span></text:p>
            <text:p text:style-name="P4"><text:span text:style-name="T8">Cascada, © Tim Martin - 2025 </text:span></text:p>
            <text:p text:style-name="P4"><text:span text:style-name="T8">This is an MIT licensed Open Source Software project</text:span><text:span text:style-name="T8"><text:line-break/></text:span><text:span text:style-name="T8">github.com/timboe/Cascada</text:span></text:p>
            <text:p text:style-name="P4"><text:span text:style-name="T8">Make your own levels at </text:span><text:span text:style-name="T8"><text:line-break/></text:span><text:span text:style-name="T8">itch.io/timboe/Cascada</text:span></text:p>
            <text:p text:style-name="P4"><text:span text:style-name="T8">We are indebted to Panic for making little experiences like this possible. Thank you for spending your time with this game. I hope you found it worthwhile.</text:span><text:span text:style-name="T8"><text:line-break/></text:span><text:span text:style-name="T8"> </text:span></text:p>
            <text:p text:style-name="P4"><text:span text:style-name="T8"><text:s text:c="190"/></text:span></text:p>
          </draw:text-box>
        </draw:frame>
        <draw:frame draw:style-name="gr8" draw:text-style-name="P10" draw:layer="layout" svg:width="40cm" svg:height="8.601cm" svg:x="0cm" svg:y="6.799cm">
          <draw:text-box>
            <text:p text:style-name="P4"><text:span text:style-name="T8">Nox Sounds: Iceland Flows pack [CC-0]</text:span><text:span text:style-name="T8"><text:line-break/></text:span><text:span text:style-name="T8">Doctor Dreamchip: Lofi Keyboard pack [CC-BY-4]</text:span></text:p>
            <text:p text:style-name="P4"><text:span text:style-name="T9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19T19:18:00.676000000</dc:date>
    <meta:editing-duration>P1DT18H17M6S</meta:editing-duration>
    <meta:editing-cycles>16</meta:editing-cycles>
    <meta:generator>LibreOffice/24.8.4.2$Windows_X86_64 LibreOffice_project/bb3cfa12c7b1bf994ecc5649a80400d06cd71002</meta:generator>
    <meta:document-statistic meta:object-count="8"/>
  </office:meta>
</office:document-meta>
</file>